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83c9" officeooo:paragraph-rsid="001a83c9"/>
    </style:style>
    <style:style style:name="P2" style:family="paragraph" style:parent-style-name="Standard">
      <style:paragraph-properties fo:break-before="page"/>
      <style:text-properties fo:language="en" fo:country="US" officeooo:rsid="003583b4" officeooo:paragraph-rsid="003583b4"/>
    </style:style>
    <style:style style:name="P3" style:family="paragraph" style:parent-style-name="Standard" style:list-style-name="L1">
      <style:text-properties officeooo:paragraph-rsid="001bc073"/>
    </style:style>
    <style:style style:name="P4" style:family="paragraph" style:parent-style-name="Standard" style:list-style-name="L1">
      <style:text-properties officeooo:paragraph-rsid="0041efdb"/>
    </style:style>
    <style:style style:name="P5" style:family="paragraph" style:parent-style-name="Standard" style:list-style-name="L1">
      <style:text-properties fo:language="en" fo:country="US" officeooo:rsid="001a83c9" officeooo:paragraph-rsid="001a83c9"/>
    </style:style>
    <style:style style:name="P6" style:family="paragraph" style:parent-style-name="Standard" style:list-style-name="L1">
      <style:text-properties fo:language="en" fo:country="US" officeooo:rsid="001ef551" officeooo:paragraph-rsid="001ef551"/>
    </style:style>
    <style:style style:name="P7" style:family="paragraph" style:parent-style-name="Standard" style:list-style-name="L1">
      <style:text-properties fo:language="en" fo:country="US" officeooo:rsid="00213833" officeooo:paragraph-rsid="00213833"/>
    </style:style>
    <style:style style:name="P8" style:family="paragraph" style:parent-style-name="Standard" style:list-style-name="L1">
      <style:text-properties fo:language="en" fo:country="US" officeooo:rsid="002258e0" officeooo:paragraph-rsid="002258e0"/>
    </style:style>
    <style:style style:name="P9" style:family="paragraph" style:parent-style-name="Standard" style:list-style-name="L1">
      <style:text-properties fo:language="en" fo:country="US" officeooo:rsid="002aef5d" officeooo:paragraph-rsid="002aef5d"/>
    </style:style>
    <style:style style:name="P10" style:family="paragraph" style:parent-style-name="Standard" style:list-style-name="L1">
      <style:text-properties fo:language="en" fo:country="US" officeooo:rsid="0037469b" officeooo:paragraph-rsid="0037469b"/>
    </style:style>
    <style:style style:name="P11" style:family="paragraph" style:parent-style-name="Standard" style:list-style-name="L1">
      <style:text-properties fo:language="en" fo:country="US" officeooo:rsid="0039295d" officeooo:paragraph-rsid="0039295d"/>
    </style:style>
    <style:style style:name="P12" style:family="paragraph" style:parent-style-name="Standard" style:list-style-name="L1">
      <style:text-properties fo:language="en" fo:country="US" officeooo:rsid="0039fb55" officeooo:paragraph-rsid="0039fb55"/>
    </style:style>
    <style:style style:name="P13" style:family="paragraph" style:parent-style-name="Standard" style:list-style-name="L1">
      <style:text-properties fo:language="en" fo:country="US" officeooo:rsid="003abf24" officeooo:paragraph-rsid="003abf24"/>
    </style:style>
    <style:style style:name="P14" style:family="paragraph" style:parent-style-name="Standard" style:list-style-name="L1">
      <style:text-properties fo:language="en" fo:country="US" officeooo:rsid="001bc073" officeooo:paragraph-rsid="001bc073"/>
    </style:style>
    <style:style style:name="P15" style:family="paragraph" style:parent-style-name="Standard" style:list-style-name="L1">
      <style:text-properties fo:language="en" fo:country="US" officeooo:rsid="001ab58f" officeooo:paragraph-rsid="001ab58f"/>
    </style:style>
    <style:style style:name="P16" style:family="paragraph" style:parent-style-name="Standard" style:list-style-name="L1">
      <style:text-properties fo:language="en" fo:country="US" officeooo:rsid="003798af" officeooo:paragraph-rsid="003798af"/>
    </style:style>
    <style:style style:name="P17" style:family="paragraph" style:parent-style-name="Standard" style:list-style-name="L2">
      <style:text-properties fo:language="en" fo:country="US" officeooo:rsid="003583b4" officeooo:paragraph-rsid="003583b4"/>
    </style:style>
    <style:style style:name="P18" style:family="paragraph" style:parent-style-name="Standard" style:list-style-name="L2">
      <style:text-properties fo:language="en" fo:country="US" officeooo:rsid="0035aa6d" officeooo:paragraph-rsid="0035aa6d"/>
    </style:style>
    <style:style style:name="P19" style:family="paragraph" style:parent-style-name="Standard" style:list-style-name="L1">
      <style:text-properties fo:language="en" fo:country="US" officeooo:rsid="0041efdb" officeooo:paragraph-rsid="0041efdb"/>
    </style:style>
    <style:style style:name="P20" style:family="paragraph" style:parent-style-name="Standard" style:list-style-name="L1">
      <style:text-properties style:text-line-through-style="none" style:text-line-through-type="none" fo:language="en" fo:country="US" officeooo:rsid="002aef5d" officeooo:paragraph-rsid="002aef5d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65b4" style:font-weight-asian="bold" style:font-weight-complex="bold"/>
    </style:style>
    <style:style style:name="T14" style:family="text">
      <style:text-properties fo:font-weight="bold" officeooo:rsid="00350441" style:font-weight-asian="bold" style:font-weight-complex="bold"/>
    </style:style>
    <style:style style:name="T15" style:family="text">
      <style:text-properties fo:font-weight="bold" officeooo:rsid="0030f485" style:font-weight-asian="bold" style:font-weight-complex="bold"/>
    </style:style>
    <style:style style:name="T16" style:family="text">
      <style:text-properties fo:font-weight="bold" officeooo:rsid="002fe7ba" style:font-weight-asian="bold" style:font-weight-complex="bold"/>
    </style:style>
    <style:style style:name="T17" style:family="text">
      <style:text-properties fo:font-weight="bold" officeooo:rsid="0031ca83" style:font-weight-asian="bold" style:font-weight-complex="bold"/>
    </style:style>
    <style:style style:name="T18" style:family="text">
      <style:text-properties fo:font-weight="bold" officeooo:rsid="0033b118" style:font-weight-asian="bold" style:font-weight-complex="bold"/>
    </style:style>
    <style:style style:name="T19" style:family="text">
      <style:text-properties fo:language="en" fo:country="US" officeooo:rsid="003758f5"/>
    </style:style>
    <style:style style:name="T20" style:family="text">
      <style:text-properties fo:language="en" fo:country="US" officeooo:rsid="001bc073"/>
    </style:style>
    <style:style style:name="T21" style:family="text">
      <style:text-properties fo:language="en" fo:country="US" officeooo:rsid="0041efdb"/>
    </style:style>
    <style:style style:name="T22" style:family="text">
      <style:text-properties fo:language="en" fo:country="US" officeooo:rsid="004385fb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14dad" style:font-weight-asian="bold" style:font-weight-complex="bold"/>
    </style:style>
    <style:style style:name="T25" style:family="text">
      <style:text-properties officeooo:rsid="0041efdb"/>
    </style:style>
    <style:style style:name="T26" style:family="text">
      <style:text-properties officeooo:rsid="004385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2626130" text:style-name="L1">
        <text:list-item>
          <text:p text:style-name="P5">Datasets <text:span text:style-name="T2">sources</text:span></text:p>
          <text:list>
            <text:list-item>
              <text:p text:style-name="P6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6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7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</text:list>
            </text:list-item>
          </text:list>
        </text:list-item>
        <text:list-item>
          <text:p text:style-name="P8">Possible datasets</text:p>
          <text:list>
            <text:list-item>
              <text:p text:style-name="P8">MRI</text:p>
              <text:list>
                <text:list-item>
                  <text:p text:style-name="P8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8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8">fMRI</text:p>
              <text:list>
                <text:list-item>
                  <text:p text:style-name="P8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8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8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8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9"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9"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9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20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20"><text:a xlink:type="simple" xlink:href="https://legacy.openfmri.org/dataset/ds000201/" text:style-name="Internet_20_link" text:visited-style-name="Visited_20_Internet_20_Link"><text:span text:style-name="T12">A multimodal brain imaging dataset on sleep deprivation in young and old humans: The Sleepy Brain Project I</text:span></text:a><text:span text:style-name="T12"> </text:span><text:span text:style-name="T13">(big dataset), </text:span><text:a xlink:type="simple" xlink:href="https://openneuro.org/datasets/ds000201/versions/1.0.3" text:style-name="Internet_20_link" text:visited-style-name="Visited_20_Internet_20_Link"><text:span text:style-name="T14">OpenNeuro</text:span></text:a></text:p>
                </text:list-item>
                <text:list-item>
                  <text:p text:style-name="P20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5">(D</text:span><text:span text:style-name="T16">istinguish picture or word? </text:span><text:span text:style-name="T15">Or high/low visual imagery abilit</text:span><text:span text:style-name="T17">i</text:span><text:span text:style-name="T15">es?</text:span><text:span text:style-name="T16">), </text:span><text:a xlink:type="simple" xlink:href="https://openneuro.org/datasets/ds000203/versions/00001" text:style-name="Internet_20_link" text:visited-style-name="Visited_20_Internet_20_Link"><text:span text:style-name="T18">OpenNeuro</text:span></text:a></text:p>
                </text:list-item>
              </text:list>
            </text:list-item>
          </text:list>
        </text:list-item>
        <text:list-item>
          <text:p text:style-name="P4"><text:span text:style-name="T22">Bibliography</text:span><text:span text:style-name="T21">: </text:span></text:p>
          <text:list>
            <text:list-item>
              <text:p text:style-name="P4"><text:span text:style-name="T21">Choice of resting-state: </text:span><text:bookmark text:name="page-title"/><text:a xlink:type="simple" xlink:href="https://www.jneurosci.org/content/41/12/2684" text:style-name="Internet_20_link" text:visited-style-name="Visited_20_Internet_20_Link">The Functional Relevance of Task-State Functional Connectivity</text:a>. <text:span text:style-name="T25">T</text:span>he functional network organization of the human brain is highly similar across rest and task states.</text:p>
            </text:list-item>
            <text:list-item>
              <text:p text:style-name="P19"><text:a xlink:type="simple" xlink:href="https://www.sciencedirect.com/science/article/pii/S0028393216300276?via%3Dihub" text:style-name="Internet_20_link" text:visited-style-name="Visited_20_Internet_20_Link">Decreased sleep duration is associated with increased fMRI responses to emotional faces in children</text:a></text:p>
            </text:list-item>
          </text:list>
        </text:list-item>
        <text:list-item>
          <text:p text:style-name="P10"><text:a xlink:type="simple" xlink:href="https://github.com/brainhack-school2022/dimitrijevic_project/blob/main/BrainHackCloud_steps/get_connected.md" text:style-name="Internet_20_link" text:visited-style-name="Visited_20_Internet_20_Link">Brainhack Cloud</text:a></text:p>
        </text:list-item>
        <text:list-item>
          <text:p text:style-name="P11">Organization</text:p>
          <text:list>
            <text:list-item>
              <text:p text:style-name="P11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2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3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5">Preprocessing</text:p>
          <text:list>
            <text:list-item>
              <text:p text:style-name="P5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4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3"><text:span text:style-name="T19">C</text:span><text:span text:style-name="T20">onvert the BIDS data batch</text:span></text:p>
                </text:list-item>
                <text:list-item>
                  <text:p text:style-name="P14">Issues with <text:span text:style-name="T23">Alliance Canada </text:span><text:span text:style-name="T24">(use?)</text:span></text:p>
                </text:list-item>
                <text:list-item>
                  <text:p text:style-name="P14">Brain mask and brain tissue segmentation of the T1w</text:p>
                </text:list-item>
                <text:list-item>
                  <text:p text:style-name="P14">Spatial normalization of the anatomical T1w reference</text:p>
                </text:list-item>
                <text:list-item>
                  <text:p text:style-name="P14">Surface reconstruction</text:p>
                </text:list-item>
                <text:list-item>
                  <text:p text:style-name="P14">Aligns functional data to anatomical data</text:p>
                </text:list-item>
                <text:list-item>
                  <text:p text:style-name="P14">Brain mask of confounding components</text:p>
                </text:list-item>
              </text:list>
            </text:list-item>
            <text:list-item>
              <text:p text:style-name="P14"><text:a xlink:type="simple" xlink:href="https://www.youtube.com/watch?v=WTcucXAAVBU" text:style-name="Internet_20_link" text:visited-style-name="Visited_20_Internet_20_Link">fMRI signal preprocessing tutorial</text:a></text:p>
            </text:list-item>
          </text:list>
        </text:list-item>
        <text:list-item>
          <text:p text:style-name="P5">Statistical analyses and machine learning</text:p>
          <text:list>
            <text:list-item>
              <text:p text:style-name="P15"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16"><text:soft-page-break/>Visualization</text:p>
          <text:list>
            <text:list-item>
              <text:p text:style-name="P16">Correlation matrices</text:p>
            </text:list-item>
            <text:list-item>
              <text:p text:style-name="P16">Connectomes ==&gt; particularly in emotion-related ROIs (following the dataset objective)</text:p>
            </text:list-item>
            <text:list-item>
              <text:p text:style-name="P16">Seed on atlas</text:p>
            </text:list-item>
          </text:list>
        </text:list-item>
      </text:list>
      <text:p text:style-name="P1"/>
      <text:p text:style-name="P2">Workflow</text:p>
      <text:list xml:id="list3609387200" text:style-name="L2">
        <text:list-item>
          <text:p text:style-name="P17">Data is already in BIDS format (FAIR?)</text:p>
        </text:list-item>
        <text:list-item>
          <text:p text:style-name="P17">Data preprocessing: fMRIPrep</text:p>
        </text:list-item>
        <text:list-item>
          <text:p text:style-name="P17">Atlas ==&gt; correlation matrix</text:p>
        </text:list-item>
        <text:list-item>
          <text:p text:style-name="P17">Machine Learning ==&gt;</text:p>
          <text:list>
            <text:list-item>
              <text:p text:style-name="P17">sleep deprived / normal sleep </text:p>
            </text:list-item>
            <text:list-item>
              <text:p text:style-name="P18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18T14:13:13.319090663</dc:date>
    <meta:editing-duration>PT3H16M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3" meta:paragraph-count="51" meta:word-count="372" meta:character-count="2394" meta:non-whitespace-character-count="2117"/>
  </office:meta>
</office:document-meta>
</file>